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ritique for Chris's paper</text:p>
      <text:p text:style-name="Standard">xiyu xie</text:p>
      <text:p text:style-name="Standard"/>
      <text:p text:style-name="Standard">This paper revisits the problem of analyzing multiple ratings given by different judges. Different from previous work that focuses on recovering the true labels from low-cost noisy labels, this paper</text:p>
      <text:p text:style-name="Standard">emphasizes on probabilistic models that use a confusion matrix to quantify the competency of each judge.</text:p>
      <text:p text:style-name="Standard"/>
      <text:p text:style-name="Standard">In this paper, they generalize the DawidSkene model into a spectrum of probabilistic models under the “TrueLabel+Confusion” paradigm to overcome its overfitting drawbacks. </text:p>
      <text:p text:style-name="Standard"/>
      <text:p text:style-name="Standard">DawidSkene model assumes that the true rating of each item is sampled from a multinomial distribution parameterized by ρ. Suppose the sampled true label is k, then the rating assigned by the jth judge is regarded as being sampled from another multinomial distribution parameterized by the kth row of the jth judge’s confusion matrix, namely, Θ(j) (k, :)</text:p>
      <text:p text:style-name="Standard"/>
      <text:p text:style-name="Standard">In SingleConfusion, they forces all judges to have the same confusion matrix, that is suppose the sampled true label is k, then the estimate rating assigned cross judges is regarded as being sampled from another multinomial distribution parameterized by the kth row of the judges' confusion matrix, namely, Θ(k, :). This reduce free parameters from (J ∗ K + 1) ∗ (K − 1) to K 2 − 1, but may course underfiting</text:p>
      <text:p text:style-name="Standard"/>
      <text:p text:style-name="Standard">In HybridConfusion, it imposes each judge has different confusion matrices, but the kth row of all confusion matrices are sampled from a Dirichlet distribution parameterized by λk. And <text:s/>ρ is also from a Dirichlet prior with <text:s/>parameter α. They use Gibbs sampling to perfume this inference and <text:s/>recovered true label and estimates ρ and Θ. </text:p>
      <text:p text:style-name="Standard"/>
      <text:p text:style-name="Standard">Then, they study the performance of three models using both synthetic and real world data, and demonstrate the advantages of HybridConfusion in various settings.</text:p>
      <text:p text:style-name="Standard"/>
      <text:p text:style-name="Standard">This paper approved multiple rating problem by a novel perspective. It shows of the important the choosing a good probability distribution. Tracing the original DawidSkene paper, I got a better understanding EM algorithms, we have learned in class. I didn't go to details about Dirichlet distribution, hope the presenter will talk more about it during his lecture.</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0T05:20:46</meta:creation-date>
    <dc:date>2012-12-10T06:21:51</dc:date>
    <meta:editing-duration>PT45M54S</meta:editing-duration>
    <meta:editing-cycles>84</meta:editing-cycles>
    <meta:generator>LibreOffice/3.5$Linux_X86_64 LibreOffice_project/350m1$Build-2</meta:generator>
    <meta:document-statistic meta:table-count="0" meta:image-count="0" meta:object-count="0" meta:page-count="1" meta:paragraph-count="10" meta:word-count="342" meta:character-count="2154" meta:non-whitespace-character-count="1796"/>
  </office:meta>
</office:document-meta>
</file>